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5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336cm"/>
    </style:style>
    <style:style style:name="co5" style:family="table-column">
      <style:table-column-properties fo:break-before="auto" style:column-width="9.3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5 L1 L2 Msh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h9</text:p>
          </table:table-cell>
          <table:table-cell table:style-name="ce1" office:value-type="string" calcext:value-type="string">
            <text:p>h8</text:p>
          </table:table-cell>
          <table:table-cell table:style-name="ce1" office:value-type="string" calcext:value-type="string">
            <text:p>h7</text:p>
          </table:table-cell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L1 Mshr = 16</text:p>
          </table:table-cell>
          <table:table-cell office:value-type="string" calcext:value-type="string">
            <text:p>L1 MLP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1 Mshr Avg Ocuupanc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9305" calcext:value-type="float">
            <text:p>0.959305</text:p>
          </table:table-cell>
          <table:table-cell office:value-type="float" office:value="0.99091" calcext:value-type="float">
            <text:p>0.99091</text:p>
          </table:table-cell>
          <table:table-cell office:value-type="float" office:value="0.997024" calcext:value-type="float">
            <text:p>0.997024</text:p>
          </table:table-cell>
          <table:table-cell office:value-type="float" office:value="1.95837" calcext:value-type="float">
            <text:p>1.95837</text:p>
          </table:table-cell>
          <table:table-cell office:value-type="float" office:value="5.149197" calcext:value-type="float">
            <text:p>5.149197</text:p>
          </table:table-cell>
          <table:table-cell office:value-type="float" office:value="14.739943" calcext:value-type="float">
            <text:p>14.739943</text:p>
          </table:table-cell>
        </table:table-row>
        <table:table-row table:style-name="ro1">
          <table:table-cell/>
          <table:table-cell table:style-name="ce1" office:value-type="string" calcext:value-type="string">
            <text:p>L2 MLP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L3 MLP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" office:value-type="string" calcext:value-type="string">
            <text:p>L2 Mshr Avg. Occupancy</text:p>
          </table:table-cell>
          <table:table-cell table:style-name="ce1" office:value-type="float" office:value="0.031755" calcext:value-type="float">
            <text:p>0.031755</text:p>
          </table:table-cell>
          <table:table-cell table:style-name="ce1" office:value-type="float" office:value="0.03249" calcext:value-type="float">
            <text:p>0.03249</text:p>
          </table:table-cell>
          <table:table-cell table:style-name="ce1" office:value-type="float" office:value="0.033126" calcext:value-type="float">
            <text:p>0.033126</text:p>
          </table:table-cell>
          <table:table-cell table:style-name="ce1" office:value-type="float" office:value="0.033557" calcext:value-type="float">
            <text:p>0.033557</text:p>
          </table:table-cell>
          <table:table-cell table:style-name="ce1" office:value-type="float" office:value="0.947788" calcext:value-type="float">
            <text:p>0.947788</text:p>
          </table:table-cell>
          <table:table-cell table:style-name="ce1" office:value-type="float" office:value="1.030716" calcext:value-type="float">
            <text:p>1.030716</text:p>
          </table:table-cell>
          <table:table-cell table:style-name="ce1" office:value-type="float" office:value="1.045686" calcext:value-type="float">
            <text:p>1.045686</text:p>
          </table:table-cell>
          <table:table-cell table:style-name="ce1" office:value-type="float" office:value="2.039507" calcext:value-type="float">
            <text:p>2.039507</text:p>
          </table:table-cell>
          <table:table-cell table:style-name="ce1" office:value-type="float" office:value="5.047152" calcext:value-type="float">
            <text:p>5.047152</text:p>
          </table:table-cell>
          <table:table-cell table:style-name="ce1" office:value-type="float" office:value="14.587667" calcext:value-type="float">
            <text:p>14.587667</text:p>
          </table:table-cell>
        </table:table-row>
        <table:table-row table:style-name="ro1">
          <table:table-cell/>
          <table:table-cell office:value-type="string" calcext:value-type="string">
            <text:p>ROB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L1 MLP Prefetch</text:p>
          </table:table-cell>
          <table:table-cell table:number-columns-repeated="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1 Mshr Avg Ocuupancy</text:p>
          </table:table-cell>
          <table:table-cell office:value-type="float" office:value="5.342713" calcext:value-type="float">
            <text:p>5.342713</text:p>
          </table:table-cell>
          <table:table-cell office:value-type="float" office:value="6.230583" calcext:value-type="float">
            <text:p>6.230583</text:p>
          </table:table-cell>
          <table:table-cell office:value-type="float" office:value="7.157377" calcext:value-type="float">
            <text:p>7.157377</text:p>
          </table:table-cell>
          <table:table-cell office:value-type="float" office:value="8.247271" calcext:value-type="float">
            <text:p>8.247271</text:p>
          </table:table-cell>
          <table:table-cell office:value-type="float" office:value="11.163266" calcext:value-type="float">
            <text:p>11.163266</text:p>
          </table:table-cell>
          <table:table-cell office:value-type="float" office:value="14.014174" calcext:value-type="float">
            <text:p>14.014174</text:p>
          </table:table-cell>
          <table:table-cell office:value-type="float" office:value="14.67479" calcext:value-type="float">
            <text:p>14.67479</text:p>
          </table:table-cell>
          <table:table-cell office:value-type="float" office:value="14.785062" calcext:value-type="float">
            <text:p>14.785062</text:p>
          </table:table-cell>
          <table:table-cell office:value-type="float" office:value="14.832591" calcext:value-type="float">
            <text:p>14.832591</text:p>
          </table:table-cell>
          <table:table-cell office:value-type="float" office:value="14.985" calcext:value-type="float">
            <text:p>14.985</text:p>
          </table:table-cell>
        </table:table-row>
        <table:table-row table:style-name="ro1">
          <table:table-cell/>
          <table:table-cell table:style-name="ce1" office:value-type="string" calcext:value-type="string">
            <text:p>L2 MLP Prefetch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" office:value-type="string" calcext:value-type="string">
            <text:p>L3 MLP Prefetch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" office:value-type="string" calcext:value-type="string">
            <text:p>L2 Mshr Avg. Occupancy (Pre)</text:p>
          </table:table-cell>
          <table:table-cell table:style-name="ce1" office:value-type="float" office:value="4.536166" calcext:value-type="float">
            <text:p>4.536166</text:p>
          </table:table-cell>
          <table:table-cell table:style-name="ce1" office:value-type="float" office:value="5.383172" calcext:value-type="float">
            <text:p>5.383172</text:p>
          </table:table-cell>
          <table:table-cell table:style-name="ce1" office:value-type="float" office:value="6.227694" calcext:value-type="float">
            <text:p>6.227694</text:p>
          </table:table-cell>
          <table:table-cell table:style-name="ce1" office:value-type="float" office:value="7.164901" calcext:value-type="float">
            <text:p>7.164901</text:p>
          </table:table-cell>
          <table:table-cell table:style-name="ce1" office:value-type="float" office:value="10.231861" calcext:value-type="float">
            <text:p>10.231861</text:p>
          </table:table-cell>
          <table:table-cell table:style-name="ce1" office:value-type="float" office:value="13.018654" calcext:value-type="float">
            <text:p>13.018654</text:p>
          </table:table-cell>
          <table:table-cell table:style-name="ce1" office:value-type="float" office:value="14.006342" calcext:value-type="float">
            <text:p>14.006342</text:p>
          </table:table-cell>
          <table:table-cell table:style-name="ce1" office:value-type="float" office:value="14.124301" calcext:value-type="float">
            <text:p>14.124301</text:p>
          </table:table-cell>
          <table:table-cell table:style-name="ce1" office:value-type="float" office:value="14.383755" calcext:value-type="float">
            <text:p>14.383755</text:p>
          </table:table-cell>
          <table:table-cell table:style-name="ce1" office:value-type="float" office:value="14.781998" calcext:value-type="float">
            <text:p>14.781998</text:p>
          </table:table-cell>
        </table:table-row>
        <table:table-row table:style-name="ro1">
          <table:table-cell/>
          <table:table-cell office:value-type="string" calcext:value-type="string">
            <text:p>ROB Prefetch</text:p>
          </table:table-cell>
          <table:table-cell table:number-columns-repeated="10" office:value-type="float" office:value="224" calcext:value-type="float">
            <text:p>2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1 Mshr = 512 (Unlimited)</text:p>
          </table:table-cell>
          <table:table-cell office:value-type="string" calcext:value-type="string">
            <text:p>L1 MLP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office:value-type="string" calcext:value-type="string">
            <text:p>L2 MLP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L3 MLP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string" calcext:value-type="string">
            <text:p>L2 Avg. Occupancy</text:p>
          </table:table-cell>
          <table:table-cell table:style-name="ce1" office:value-type="float" office:value="0.031756" calcext:value-type="float">
            <text:p>0.031756</text:p>
          </table:table-cell>
          <table:table-cell table:number-columns-repeated="2" table:style-name="ce1" office:value-type="float" office:value="0.033158" calcext:value-type="float">
            <text:p>0.033158</text:p>
          </table:table-cell>
          <table:table-cell table:style-name="ce1" office:value-type="float" office:value="0.033563" calcext:value-type="float">
            <text:p>0.033563</text:p>
          </table:table-cell>
          <table:table-cell table:style-name="ce1" office:value-type="float" office:value="0.947754" calcext:value-type="float">
            <text:p>0.947754</text:p>
          </table:table-cell>
          <table:table-cell table:style-name="ce1" office:value-type="float" office:value="1.030717" calcext:value-type="float">
            <text:p>1.030717</text:p>
          </table:table-cell>
          <table:table-cell table:style-name="ce1" office:value-type="float" office:value="1.045609" calcext:value-type="float">
            <text:p>1.045609</text:p>
          </table:table-cell>
          <table:table-cell table:style-name="ce1" office:value-type="float" office:value="2.039499" calcext:value-type="float">
            <text:p>2.039499</text:p>
          </table:table-cell>
          <table:table-cell table:style-name="ce1" office:value-type="float" office:value="5.04733" calcext:value-type="float">
            <text:p>5.04733</text:p>
          </table:table-cell>
          <table:table-cell table:style-name="ce1" office:value-type="float" office:value="18.324898" calcext:value-type="float">
            <text:p>18.324898</text:p>
          </table:table-cell>
        </table:table-row>
        <table:table-row table:style-name="ro1">
          <table:table-cell/>
          <table:table-cell office:value-type="string" calcext:value-type="string">
            <text:p>ROB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L1 MLP Prefetch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1" office:value-type="string" calcext:value-type="string">
            <text:p>L2 MLP Prefetch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2" office:value-type="string" calcext:value-type="string">
            <text:p>L3 MLP Prefetch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1" office:value-type="string" calcext:value-type="string">
            <text:p>L2 Prefetch Avg. Occupancy</text:p>
          </table:table-cell>
          <table:table-cell table:style-name="ce1" office:value-type="float" office:value="4.588266" calcext:value-type="float">
            <text:p>4.588266</text:p>
          </table:table-cell>
          <table:table-cell table:style-name="ce1" office:value-type="float" office:value="5.579036" calcext:value-type="float">
            <text:p>5.579036</text:p>
          </table:table-cell>
          <table:table-cell table:style-name="ce1" office:value-type="float" office:value="6.301044" calcext:value-type="float">
            <text:p>6.301044</text:p>
          </table:table-cell>
          <table:table-cell table:style-name="ce1" office:value-type="float" office:value="7.510489" calcext:value-type="float">
            <text:p>7.510489</text:p>
          </table:table-cell>
          <table:table-cell table:style-name="ce1" office:value-type="float" office:value="10.990376" calcext:value-type="float">
            <text:p>10.990376</text:p>
          </table:table-cell>
          <table:table-cell table:style-name="ce1" office:value-type="float" office:value="14.238762" calcext:value-type="float">
            <text:p>14.238762</text:p>
          </table:table-cell>
          <table:table-cell table:style-name="ce1" office:value-type="float" office:value="18.834286" calcext:value-type="float">
            <text:p>18.834286</text:p>
          </table:table-cell>
          <table:table-cell table:style-name="ce1" office:value-type="float" office:value="21.632618" calcext:value-type="float">
            <text:p>21.632618</text:p>
          </table:table-cell>
          <table:table-cell table:style-name="ce1" office:value-type="float" office:value="24.01745" calcext:value-type="float">
            <text:p>24.01745</text:p>
          </table:table-cell>
          <table:table-cell table:style-name="ce1" office:value-type="float" office:value="32.21527" calcext:value-type="float">
            <text:p>32.21527</text:p>
          </table:table-cell>
        </table:table-row>
        <table:table-row table:style-name="ro1">
          <table:table-cell/>
          <table:table-cell office:value-type="string" calcext:value-type="string">
            <text:p>ROB Prefetch</text:p>
          </table:table-cell>
          <table:table-cell table:number-columns-repeated="10" office:value-type="float" office:value="224" calcext:value-type="float">
            <text:p>2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1 Mshr = 16 (B1 Instruction)</text:p>
          </table:table-cell>
          <table:table-cell office:value-type="string" calcext:value-type="string">
            <text:p>L1 MLP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" office:value-type="string" calcext:value-type="string">
            <text:p>L2 MLP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L3 MLP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" office:value-type="string" calcext:value-type="string">
            <text:p>L2 Mshr Avg. Occupancy</text:p>
          </table:table-cell>
          <table:table-cell table:style-name="ce1" office:value-type="float" office:value="0.112239" calcext:value-type="float">
            <text:p>0.112239</text:p>
          </table:table-cell>
          <table:table-cell table:style-name="ce1" office:value-type="float" office:value="0.114895" calcext:value-type="float">
            <text:p>0.114895</text:p>
          </table:table-cell>
          <table:table-cell table:style-name="ce1" office:value-type="float" office:value="0.117412" calcext:value-type="float">
            <text:p>0.117412</text:p>
          </table:table-cell>
          <table:table-cell table:style-name="ce1" office:value-type="float" office:value="0.119146" calcext:value-type="float">
            <text:p>0.119146</text:p>
          </table:table-cell>
          <table:table-cell table:style-name="ce1" office:value-type="float" office:value="1.106616" calcext:value-type="float">
            <text:p>1.106616</text:p>
          </table:table-cell>
          <table:table-cell table:style-name="ce1" office:value-type="float" office:value="1.14658" calcext:value-type="float">
            <text:p>1.14658</text:p>
          </table:table-cell>
          <table:table-cell table:style-name="ce1" office:value-type="float" office:value="1.164749" calcext:value-type="float">
            <text:p>1.164749</text:p>
          </table:table-cell>
          <table:table-cell table:style-name="ce1" office:value-type="float" office:value="2.215446" calcext:value-type="float">
            <text:p>2.215446</text:p>
          </table:table-cell>
          <table:table-cell table:style-name="ce1" office:value-type="float" office:value="5.214432" calcext:value-type="float">
            <text:p>5.214432</text:p>
          </table:table-cell>
          <table:table-cell table:style-name="ce1" office:value-type="float" office:value="15.466959" calcext:value-type="float">
            <text:p>15.466959</text:p>
          </table:table-cell>
        </table:table-row>
        <table:table-row table:style-name="ro1">
          <table:table-cell/>
          <table:table-cell office:value-type="string" calcext:value-type="string">
            <text:p>ROB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5" office:value-type="float" office:value="177" calcext:value-type="float">
            <text:p>177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DRAM Bus Util</text:p>
          </table:table-cell>
          <table:table-cell office:value-type="float" office:value="6.31" calcext:value-type="float">
            <text:p>6.31</text:p>
          </table:table-cell>
          <table:table-cell office:value-type="float" office:value="6.46" calcext:value-type="float">
            <text:p>6.46</text:p>
          </table:table-cell>
          <table:table-cell office:value-type="float" office:value="6.6" calcext:value-type="float">
            <text:p>6.6</text:p>
          </table:table-cell>
          <table:table-cell office:value-type="float" office:value="6.69" calcext:value-type="float">
            <text:p>6.69</text:p>
          </table:table-cell>
          <table:table-cell office:value-type="float" office:value="11.76" calcext:value-type="float">
            <text:p>11.76</text:p>
          </table:table-cell>
          <table:table-cell office:value-type="float" office:value="12.32" calcext:value-type="float">
            <text:p>12.32</text:p>
          </table:table-cell>
          <table:table-cell office:value-type="float" office:value="12.88" calcext:value-type="float">
            <text:p>12.88</text:p>
          </table:table-cell>
          <table:table-cell office:value-type="float" office:value="18.88" calcext:value-type="float">
            <text:p>18.88</text:p>
          </table:table-cell>
          <table:table-cell office:value-type="float" office:value="35.05" calcext:value-type="float">
            <text:p>35.05</text:p>
          </table:table-cell>
          <table:table-cell office:value-type="float" office:value="80.21" calcext:value-type="float">
            <text:p>80.21</text:p>
          </table:table-cell>
        </table:table-row>
        <table:table-row table:style-name="ro1">
          <table:table-cell/>
          <table:table-cell office:value-type="string" calcext:value-type="string">
            <text:p>L1 MLP Prefet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" office:value-type="string" calcext:value-type="string">
            <text:p>L2 MLP Prefetch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2" office:value-type="string" calcext:value-type="string">
            <text:p>L3 MLP Prefetch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1" office:value-type="string" calcext:value-type="string">
            <text:p>L2 Mshr Avg. Occupancy (Pre)</text:p>
          </table:table-cell>
          <table:table-cell table:style-name="ce1" office:value-type="float" office:value="5.872675" calcext:value-type="float">
            <text:p>5.872675</text:p>
          </table:table-cell>
          <table:table-cell table:style-name="ce1" office:value-type="float" office:value="6.900541" calcext:value-type="float">
            <text:p>6.900541</text:p>
          </table:table-cell>
          <table:table-cell table:style-name="ce1" office:value-type="float" office:value="7.881988" calcext:value-type="float">
            <text:p>7.881988</text:p>
          </table:table-cell>
          <table:table-cell table:style-name="ce1" office:value-type="float" office:value="9.437832" calcext:value-type="float">
            <text:p>9.437832</text:p>
          </table:table-cell>
          <table:table-cell table:style-name="ce1" office:value-type="float" office:value="11.848378" calcext:value-type="float">
            <text:p>11.848378</text:p>
          </table:table-cell>
          <table:table-cell table:style-name="ce1" office:value-type="float" office:value="16.109246" calcext:value-type="float">
            <text:p>16.109246</text:p>
          </table:table-cell>
          <table:table-cell table:style-name="ce1" office:value-type="float" office:value="22.38067" calcext:value-type="float">
            <text:p>22.38067</text:p>
          </table:table-cell>
          <table:table-cell table:style-name="ce1" office:value-type="float" office:value="25.271932" calcext:value-type="float">
            <text:p>25.271932</text:p>
          </table:table-cell>
          <table:table-cell table:style-name="ce1" office:value-type="float" office:value="28.010107" calcext:value-type="float">
            <text:p>28.010107</text:p>
          </table:table-cell>
          <table:table-cell table:style-name="ce1" office:value-type="float" office:value="35.634927" calcext:value-type="float">
            <text:p>35.634927</text:p>
          </table:table-cell>
        </table:table-row>
        <table:table-row table:style-name="ro1">
          <table:table-cell/>
          <table:table-cell office:value-type="string" calcext:value-type="string">
            <text:p>ROB Prefetch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number-columns-repeated="7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DRAM Bus Util (Prefetch)</text:p>
          </table:table-cell>
          <table:table-cell office:value-type="float" office:value="33.28" calcext:value-type="float">
            <text:p>33.28</text:p>
          </table:table-cell>
          <table:table-cell office:value-type="float" office:value="37.76" calcext:value-type="float">
            <text:p>37.76</text:p>
          </table:table-cell>
          <table:table-cell office:value-type="float" office:value="43.45" calcext:value-type="float">
            <text:p>43.45</text:p>
          </table:table-cell>
          <table:table-cell office:value-type="float" office:value="50.76" calcext:value-type="float">
            <text:p>50.76</text:p>
          </table:table-cell>
          <table:table-cell office:value-type="float" office:value="61.26" calcext:value-type="float">
            <text:p>61.26</text:p>
          </table:table-cell>
          <table:table-cell office:value-type="float" office:value="77.89" calcext:value-type="float">
            <text:p>77.89</text:p>
          </table:table-cell>
          <table:table-cell office:value-type="float" office:value="85.5" calcext:value-type="float">
            <text:p>85.5</text:p>
          </table:table-cell>
          <table:table-cell office:value-type="float" office:value="85.94" calcext:value-type="float">
            <text:p>85.94</text:p>
          </table:table-cell>
          <table:table-cell office:value-type="float" office:value="86.93" calcext:value-type="float">
            <text:p>86.93</text:p>
          </table:table-cell>
          <table:table-cell office:value-type="float" office:value="90.23" calcext:value-type="float">
            <text:p>90.23</text:p>
          </table:table-cell>
        </table:table-row>
      </table:table>
      <table:table table:name="Performance Speed Up" table:style-name="ta1"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string" calcext:value-type="string">
            <text:p><text:s/>H0</text:p>
          </table:table-cell>
          <table:table-cell office:value-type="string" calcext:value-type="string">
            <text:p><text:s/>H1</text:p>
          </table:table-cell>
          <table:table-cell office:value-type="string" calcext:value-type="string">
            <text:p><text:s/>H2</text:p>
          </table:table-cell>
          <table:table-cell office:value-type="string" calcext:value-type="string">
            <text:p><text:s/>H3</text:p>
          </table:table-cell>
          <table:table-cell office:value-type="string" calcext:value-type="string">
            <text:p><text:s/>H4</text:p>
          </table:table-cell>
          <table:table-cell office:value-type="string" calcext:value-type="string">
            <text:p><text:s/>H5</text:p>
          </table:table-cell>
          <table:table-cell office:value-type="string" calcext:value-type="string">
            <text:p><text:s/>H6</text:p>
          </table:table-cell>
          <table:table-cell office:value-type="string" calcext:value-type="string">
            <text:p><text:s/>H7</text:p>
          </table:table-cell>
          <table:table-cell office:value-type="string" calcext:value-type="string">
            <text:p><text:s/>H8</text:p>
          </table:table-cell>
          <table:table-cell office:value-type="string" calcext:value-type="string">
            <text:p><text:s/>H9</text:p>
          </table:table-cell>
        </table:table-row>
        <table:table-row table:style-name="ro2">
          <table:table-cell table:style-name="ce3" office:value-type="string" calcext:value-type="string">
            <text:p>AMD EPYC 7763 64-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D Zen 3 Non-Prefetch Cycles</text:p>
          </table:table-cell>
          <table:table-cell office:value-type="float" office:value="1521964260" calcext:value-type="float">
            <text:p>1521964260</text:p>
          </table:table-cell>
          <table:table-cell office:value-type="float" office:value="2581885029" calcext:value-type="float">
            <text:p>2581885029</text:p>
          </table:table-cell>
          <table:table-cell office:value-type="float" office:value="4066784911" calcext:value-type="float">
            <text:p>4066784911</text:p>
          </table:table-cell>
          <table:table-cell office:value-type="float" office:value="5939830852" calcext:value-type="float">
            <text:p>5939830852</text:p>
          </table:table-cell>
          <table:table-cell office:value-type="float" office:value="7931755021" calcext:value-type="float">
            <text:p>7931755021</text:p>
          </table:table-cell>
          <table:table-cell office:value-type="float" office:value="8886582661" calcext:value-type="float">
            <text:p>8886582661</text:p>
          </table:table-cell>
          <table:table-cell office:value-type="float" office:value="10058578670" calcext:value-type="float">
            <text:p>10058578670</text:p>
          </table:table-cell>
          <table:table-cell office:value-type="float" office:value="11377995850" calcext:value-type="float">
            <text:p>11377995850</text:p>
          </table:table-cell>
          <table:table-cell office:value-type="float" office:value="17032124134" calcext:value-type="float">
            <text:p>17032124134</text:p>
          </table:table-cell>
          <table:table-cell office:value-type="float" office:value="17923759690" calcext:value-type="float">
            <text:p>17923759690</text:p>
          </table:table-cell>
        </table:table-row>
        <table:table-row table:style-name="ro1">
          <table:table-cell office:value-type="string" calcext:value-type="string">
            <text:p>AMD Zen 3 Prefetch Cycles</text:p>
          </table:table-cell>
          <table:table-cell office:value-type="float" office:value="899772612" calcext:value-type="float">
            <text:p>899772612</text:p>
          </table:table-cell>
          <table:table-cell office:value-type="float" office:value="753850574" calcext:value-type="float">
            <text:p>753850574</text:p>
          </table:table-cell>
          <table:table-cell office:value-type="float" office:value="1088560410" calcext:value-type="float">
            <text:p>1088560410</text:p>
          </table:table-cell>
          <table:table-cell office:value-type="float" office:value="1442508884" calcext:value-type="float">
            <text:p>1442508884</text:p>
          </table:table-cell>
          <table:table-cell office:value-type="float" office:value="2071227314" calcext:value-type="float">
            <text:p>2071227314</text:p>
          </table:table-cell>
          <table:table-cell office:value-type="float" office:value="2865300413" calcext:value-type="float">
            <text:p>2865300413</text:p>
          </table:table-cell>
          <table:table-cell office:value-type="float" office:value="3113462871" calcext:value-type="float">
            <text:p>3113462871</text:p>
          </table:table-cell>
          <table:table-cell office:value-type="float" office:value="3655352327" calcext:value-type="float">
            <text:p>3655352327</text:p>
          </table:table-cell>
          <table:table-cell office:value-type="float" office:value="4365040585" calcext:value-type="float">
            <text:p>4365040585</text:p>
          </table:table-cell>
          <table:table-cell office:value-type="float" office:value="4850708870" calcext:value-type="float">
            <text:p>4850708870</text:p>
          </table:table-cell>
        </table:table-row>
        <table:table-row table:style-name="ro1">
          <table:table-cell table:style-name="ce1" office:value-type="string" calcext:value-type="string">
            <text:p>Performance Speedup</text:p>
          </table:table-cell>
          <table:table-cell table:style-name="ce1" table:formula="of:=IMDIV([.B3];[.B4])" office:value-type="string" office:string-value="1.69149876280075" calcext:value-type="string">
            <text:p>1.69149876280075</text:p>
          </table:table-cell>
          <table:table-cell table:style-name="ce1" table:formula="of:=IMDIV([.C3];[.C4])" office:value-type="string" office:string-value="3.42492944629634" calcext:value-type="string">
            <text:p>3.42492944629634</text:p>
          </table:table-cell>
          <table:table-cell table:style-name="ce1" table:formula="of:=IMDIV([.D3];[.D4])" office:value-type="string" office:string-value="3.73592946577949" calcext:value-type="string">
            <text:p>3.73592946577949</text:p>
          </table:table-cell>
          <table:table-cell table:style-name="ce1" table:formula="of:=IMDIV([.E3];[.E4])" office:value-type="string" office:string-value="4.11770833294916" calcext:value-type="string">
            <text:p>4.11770833294916</text:p>
          </table:table-cell>
          <table:table-cell table:style-name="ce1" table:formula="of:=IMDIV([.F3];[.F4])" office:value-type="string" office:string-value="3.82949518258429" calcext:value-type="string">
            <text:p>3.82949518258429</text:p>
          </table:table-cell>
          <table:table-cell table:style-name="ce1" table:formula="of:=IMDIV([.G3];[.G4])" office:value-type="string" office:string-value="3.10144884657859" calcext:value-type="string">
            <text:p>3.10144884657859</text:p>
          </table:table-cell>
          <table:table-cell table:style-name="ce1" table:formula="of:=IMDIV([.H3];[.H4])" office:value-type="string" office:string-value="3.23067243347897" calcext:value-type="string">
            <text:p>3.23067243347897</text:p>
          </table:table-cell>
          <table:table-cell table:style-name="ce1" table:formula="of:=IMDIV([.I3];[.I4])" office:value-type="string" office:string-value="3.11269470960631" calcext:value-type="string">
            <text:p>3.11269470960631</text:p>
          </table:table-cell>
          <table:table-cell table:style-name="ce1" table:formula="of:=IMDIV([.J3];[.J4])" office:value-type="string" office:string-value="3.901939467076" calcext:value-type="string">
            <text:p>3.901939467076</text:p>
          </table:table-cell>
          <table:table-cell table:style-name="ce1" table:formula="of:=IMDIV([.K3];[.K4])" office:value-type="string" office:string-value="3.69508048624654" calcext:value-type="string">
            <text:p>3.6950804862465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RM Neoverse-V2 GH200 Superchips (Vista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 Prefetch Cycles</text:p>
          </table:table-cell>
          <table:table-cell office:value-type="float" office:value="1258553423" calcext:value-type="float">
            <text:p>1258553423</text:p>
          </table:table-cell>
          <table:table-cell office:value-type="float" office:value="892018825" calcext:value-type="float">
            <text:p>892018825</text:p>
          </table:table-cell>
          <table:table-cell office:value-type="float" office:value="975774989" calcext:value-type="float">
            <text:p>975774989</text:p>
          </table:table-cell>
          <table:table-cell office:value-type="float" office:value="959786965" calcext:value-type="float">
            <text:p>959786965</text:p>
          </table:table-cell>
          <table:table-cell office:value-type="float" office:value="1389287559" calcext:value-type="float">
            <text:p>1389287559</text:p>
          </table:table-cell>
          <table:table-cell office:value-type="float" office:value="2022670388" calcext:value-type="float">
            <text:p>2022670388</text:p>
          </table:table-cell>
          <table:table-cell office:value-type="float" office:value="2417789162" calcext:value-type="float">
            <text:p>2417789162</text:p>
          </table:table-cell>
          <table:table-cell office:value-type="float" office:value="2904868949" calcext:value-type="float">
            <text:p>2904868949</text:p>
          </table:table-cell>
          <table:table-cell office:value-type="float" office:value="3317411968" calcext:value-type="float">
            <text:p>3317411968</text:p>
          </table:table-cell>
          <table:table-cell office:value-type="float" office:value="3530307793" calcext:value-type="float">
            <text:p>3530307793</text:p>
          </table:table-cell>
        </table:table-row>
        <table:table-row table:style-name="ro1">
          <table:table-cell office:value-type="string" calcext:value-type="string">
            <text:p>Prefetch Cycles</text:p>
          </table:table-cell>
          <table:table-cell office:value-type="float" office:value="750244698" calcext:value-type="float">
            <text:p>750244698</text:p>
          </table:table-cell>
          <table:table-cell office:value-type="float" office:value="798641166" calcext:value-type="float">
            <text:p>798641166</text:p>
          </table:table-cell>
          <table:table-cell office:value-type="float" office:value="745262646" calcext:value-type="float">
            <text:p>745262646</text:p>
          </table:table-cell>
          <table:table-cell office:value-type="float" office:value="867372489" calcext:value-type="float">
            <text:p>867372489</text:p>
          </table:table-cell>
          <table:table-cell office:value-type="float" office:value="1166718042" calcext:value-type="float">
            <text:p>1166718042</text:p>
          </table:table-cell>
          <table:table-cell office:value-type="float" office:value="1726769957" calcext:value-type="float">
            <text:p>1726769957</text:p>
          </table:table-cell>
          <table:table-cell office:value-type="float" office:value="2238179871" calcext:value-type="float">
            <text:p>2238179871</text:p>
          </table:table-cell>
          <table:table-cell office:value-type="float" office:value="2738243066" calcext:value-type="float">
            <text:p>2738243066</text:p>
          </table:table-cell>
          <table:table-cell office:value-type="float" office:value="3158720059" calcext:value-type="float">
            <text:p>3158720059</text:p>
          </table:table-cell>
          <table:table-cell office:value-type="float" office:value="3600444158" calcext:value-type="float">
            <text:p>3600444158</text:p>
          </table:table-cell>
        </table:table-row>
        <table:table-row table:style-name="ro1">
          <table:table-cell table:style-name="ce1" office:value-type="string" calcext:value-type="string">
            <text:p>Performance Speedup</text:p>
          </table:table-cell>
          <table:table-cell table:style-name="ce1" table:formula="of:=IMDIV([.B8];[.B9])" office:value-type="string" office:string-value="1.67752391500406" calcext:value-type="string">
            <text:p>1.67752391500406</text:p>
          </table:table-cell>
          <table:table-cell table:style-name="ce1" table:formula="of:=IMDIV([.C8];[.C9])" office:value-type="string" office:string-value="1.11692066847453" calcext:value-type="string">
            <text:p>1.11692066847453</text:p>
          </table:table-cell>
          <table:table-cell table:style-name="ce1" table:formula="of:=IMDIV([.D8];[.D9])" office:value-type="string" office:string-value="1.30930349754843" calcext:value-type="string">
            <text:p>1.30930349754843</text:p>
          </table:table-cell>
          <table:table-cell table:style-name="ce1" table:formula="of:=IMDIV([.E8];[.E9])" office:value-type="string" office:string-value="1.10654531608046" calcext:value-type="string">
            <text:p>1.10654531608046</text:p>
          </table:table-cell>
          <table:table-cell table:style-name="ce1" table:formula="of:=IMDIV([.F8];[.F9])" office:value-type="string" office:string-value="1.190765471166" calcext:value-type="string">
            <text:p>1.190765471166</text:p>
          </table:table-cell>
          <table:table-cell table:style-name="ce1" table:formula="of:=IMDIV([.G8];[.G9])" office:value-type="string" office:string-value="1.17136065507769" calcext:value-type="string">
            <text:p>1.17136065507769</text:p>
          </table:table-cell>
          <table:table-cell table:style-name="ce1" table:formula="of:=IMDIV([.H8];[.H9])" office:value-type="string" office:string-value="1.08024792525712" calcext:value-type="string">
            <text:p>1.08024792525712</text:p>
          </table:table-cell>
          <table:table-cell table:style-name="ce1" table:formula="of:=IMDIV([.I8];[.I9])" office:value-type="string" office:string-value="1.06085138498804" calcext:value-type="string">
            <text:p>1.06085138498804</text:p>
          </table:table-cell>
          <table:table-cell table:style-name="ce1" table:formula="of:=IMDIV([.J8];[.J9])" office:value-type="string" office:string-value="1.05023930770562" calcext:value-type="string">
            <text:p>1.05023930770562</text:p>
          </table:table-cell>
          <table:table-cell table:style-name="ce1" table:formula="of:=IMDIV([.K8];[.K9])" office:value-type="string" office:string-value="0.980520079767336" calcext:value-type="string">
            <text:p>0.9805200797673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MD EPYC 7763 64-Core Processor(Lonestar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 Prefetch Cycles</text:p>
          </table:table-cell>
          <table:table-cell office:value-type="float" office:value="1391917665" calcext:value-type="float">
            <text:p>1391917665</text:p>
          </table:table-cell>
          <table:table-cell office:value-type="float" office:value="2121674886" calcext:value-type="float">
            <text:p>2121674886</text:p>
          </table:table-cell>
          <table:table-cell office:value-type="float" office:value="5648041856" calcext:value-type="float">
            <text:p>5648041856</text:p>
          </table:table-cell>
          <table:table-cell office:value-type="float" office:value="5123627993" calcext:value-type="float">
            <text:p>5123627993</text:p>
          </table:table-cell>
          <table:table-cell office:value-type="float" office:value="7136717609" calcext:value-type="float">
            <text:p>7136717609</text:p>
          </table:table-cell>
          <table:table-cell office:value-type="float" office:value="7807891774" calcext:value-type="float">
            <text:p>7807891774</text:p>
          </table:table-cell>
          <table:table-cell office:value-type="float" office:value="8885402456" calcext:value-type="float">
            <text:p>8885402456</text:p>
          </table:table-cell>
          <table:table-cell office:value-type="float" office:value="11624007474" calcext:value-type="float">
            <text:p>11624007474</text:p>
          </table:table-cell>
          <table:table-cell office:value-type="float" office:value="16297626296" calcext:value-type="float">
            <text:p>16297626296</text:p>
          </table:table-cell>
          <table:table-cell office:value-type="float" office:value="15636048131" calcext:value-type="float">
            <text:p>15636048131</text:p>
          </table:table-cell>
        </table:table-row>
        <table:table-row table:style-name="ro1">
          <table:table-cell office:value-type="string" calcext:value-type="string">
            <text:p>Prefetch Cycles</text:p>
          </table:table-cell>
          <table:table-cell office:value-type="float" office:value="755301544" calcext:value-type="float">
            <text:p>755301544</text:p>
          </table:table-cell>
          <table:table-cell office:value-type="float" office:value="744458867" calcext:value-type="float">
            <text:p>744458867</text:p>
          </table:table-cell>
          <table:table-cell office:value-type="float" office:value="1288982561" calcext:value-type="float">
            <text:p>1288982561</text:p>
          </table:table-cell>
          <table:table-cell office:value-type="float" office:value="1303522186" calcext:value-type="float">
            <text:p>1303522186</text:p>
          </table:table-cell>
          <table:table-cell office:value-type="float" office:value="1528978611" calcext:value-type="float">
            <text:p>1528978611</text:p>
          </table:table-cell>
          <table:table-cell office:value-type="float" office:value="2004243125" calcext:value-type="float">
            <text:p>2004243125</text:p>
          </table:table-cell>
          <table:table-cell office:value-type="float" office:value="2269401745" calcext:value-type="float">
            <text:p>2269401745</text:p>
          </table:table-cell>
          <table:table-cell office:value-type="float" office:value="2539010263" calcext:value-type="float">
            <text:p>2539010263</text:p>
          </table:table-cell>
          <table:table-cell office:value-type="float" office:value="2936222453" calcext:value-type="float">
            <text:p>2936222453</text:p>
          </table:table-cell>
          <table:table-cell office:value-type="float" office:value="3273631556" calcext:value-type="float">
            <text:p>3273631556</text:p>
          </table:table-cell>
        </table:table-row>
        <table:table-row table:style-name="ro1">
          <table:table-cell table:style-name="ce1" office:value-type="string" calcext:value-type="string">
            <text:p>Performance Speedup</text:p>
          </table:table-cell>
          <table:table-cell table:style-name="ce1" table:formula="of:=IMDIV([.B13];[.B14])" office:value-type="string" office:string-value="1.84286352392257" calcext:value-type="string">
            <text:p>1.84286352392257</text:p>
          </table:table-cell>
          <table:table-cell table:style-name="ce1" table:formula="of:=IMDIV([.C13];[.C14])" office:value-type="string" office:string-value="2.84995582704236" calcext:value-type="string">
            <text:p>2.84995582704236</text:p>
          </table:table-cell>
          <table:table-cell table:style-name="ce1" table:formula="of:=IMDIV([.D13];[.D14])" office:value-type="string" office:string-value="4.38178298674438" calcext:value-type="string">
            <text:p>4.38178298674438</text:p>
          </table:table-cell>
          <table:table-cell table:style-name="ce1" table:formula="of:=IMDIV([.E13];[.E14])" office:value-type="string" office:string-value="3.93060282980101" calcext:value-type="string">
            <text:p>3.93060282980101</text:p>
          </table:table-cell>
          <table:table-cell table:style-name="ce1" table:formula="of:=IMDIV([.F13];[.F14])" office:value-type="string" office:string-value="4.66763730876023" calcext:value-type="string">
            <text:p>4.66763730876023</text:p>
          </table:table-cell>
          <table:table-cell table:style-name="ce1" table:formula="of:=IMDIV([.G13];[.G14])" office:value-type="string" office:string-value="3.895680956371" calcext:value-type="string">
            <text:p>3.895680956371</text:p>
          </table:table-cell>
          <table:table-cell table:style-name="ce1" table:formula="of:=IMDIV([.H13];[.H14])" office:value-type="string" office:string-value="3.91530608257288" calcext:value-type="string">
            <text:p>3.91530608257288</text:p>
          </table:table-cell>
          <table:table-cell table:style-name="ce1" table:formula="of:=IMDIV([.I13];[.I14])" office:value-type="string" office:string-value="4.57816482406239" calcext:value-type="string">
            <text:p>4.57816482406239</text:p>
          </table:table-cell>
          <table:table-cell table:style-name="ce1" table:formula="of:=IMDIV([.J13];[.J14])" office:value-type="string" office:string-value="5.55054208489836" calcext:value-type="string">
            <text:p>5.55054208489836</text:p>
          </table:table-cell>
          <table:table-cell table:style-name="ce1" table:formula="of:=IMDIV([.K13];[.K14])" office:value-type="string" office:string-value="4.77636162271891" calcext:value-type="string">
            <text:p>4.7763616227189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ntel(R) Xeon(R) Platinum 8468 (Stamped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 Prefetch Cycles</text:p>
          </table:table-cell>
          <table:table-cell office:value-type="float" office:value="851294924" calcext:value-type="float">
            <text:p>851294924</text:p>
          </table:table-cell>
          <table:table-cell office:value-type="float" office:value="1171080747" calcext:value-type="float">
            <text:p>1171080747</text:p>
          </table:table-cell>
          <table:table-cell office:value-type="float" office:value="1623357358" calcext:value-type="float">
            <text:p>1623357358</text:p>
          </table:table-cell>
          <table:table-cell office:value-type="float" office:value="2191565828" calcext:value-type="float">
            <text:p>2191565828</text:p>
          </table:table-cell>
          <table:table-cell office:value-type="float" office:value="2697730336" calcext:value-type="float">
            <text:p>2697730336</text:p>
          </table:table-cell>
          <table:table-cell office:value-type="float" office:value="3221227468" calcext:value-type="float">
            <text:p>3221227468</text:p>
          </table:table-cell>
          <table:table-cell office:value-type="float" office:value="3624303396" calcext:value-type="float">
            <text:p>3624303396</text:p>
          </table:table-cell>
          <table:table-cell office:value-type="float" office:value="4496725989" calcext:value-type="float">
            <text:p>4496725989</text:p>
          </table:table-cell>
          <table:table-cell office:value-type="float" office:value="4672794593" calcext:value-type="float">
            <text:p>4672794593</text:p>
          </table:table-cell>
          <table:table-cell office:value-type="float" office:value="5056200402" calcext:value-type="float">
            <text:p>5056200402</text:p>
          </table:table-cell>
        </table:table-row>
        <table:table-row table:style-name="ro1">
          <table:table-cell office:value-type="string" calcext:value-type="string">
            <text:p>Prefetch Cycles</text:p>
          </table:table-cell>
          <table:table-cell office:value-type="float" office:value="691293603" calcext:value-type="float">
            <text:p>691293603</text:p>
          </table:table-cell>
          <table:table-cell office:value-type="float" office:value="765994073" calcext:value-type="float">
            <text:p>765994073</text:p>
          </table:table-cell>
          <table:table-cell office:value-type="float" office:value="813179252" calcext:value-type="float">
            <text:p>813179252</text:p>
          </table:table-cell>
          <table:table-cell office:value-type="float" office:value="842634474" calcext:value-type="float">
            <text:p>842634474</text:p>
          </table:table-cell>
          <table:table-cell office:value-type="float" office:value="886625782" calcext:value-type="float">
            <text:p>886625782</text:p>
          </table:table-cell>
          <table:table-cell office:value-type="float" office:value="963950877" calcext:value-type="float">
            <text:p>963950877</text:p>
          </table:table-cell>
          <table:table-cell office:value-type="float" office:value="1035117129" calcext:value-type="float">
            <text:p>1035117129</text:p>
          </table:table-cell>
          <table:table-cell office:value-type="float" office:value="1207401393" calcext:value-type="float">
            <text:p>1207401393</text:p>
          </table:table-cell>
          <table:table-cell office:value-type="float" office:value="1345305720" calcext:value-type="float">
            <text:p>1345305720</text:p>
          </table:table-cell>
          <table:table-cell office:value-type="float" office:value="1554318104" calcext:value-type="float">
            <text:p>1554318104</text:p>
          </table:table-cell>
        </table:table-row>
        <table:table-row table:style-name="ro1">
          <table:table-cell table:style-name="ce1" office:value-type="string" calcext:value-type="string">
            <text:p>Performance Speedup</text:p>
          </table:table-cell>
          <table:table-cell table:style-name="ce1" table:formula="of:=IMDIV([.B18];[.B19])" office:value-type="string" office:string-value="1.2314520491809" calcext:value-type="string">
            <text:p>1.2314520491809</text:p>
          </table:table-cell>
          <table:table-cell table:style-name="ce1" table:formula="of:=IMDIV([.C18];[.C19])" office:value-type="string" office:string-value="1.52883787000268" calcext:value-type="string">
            <text:p>1.52883787000268</text:p>
          </table:table-cell>
          <table:table-cell table:style-name="ce1" table:formula="of:=IMDIV([.D18];[.D19])" office:value-type="string" office:string-value="1.99630936722424" calcext:value-type="string">
            <text:p>1.99630936722424</text:p>
          </table:table-cell>
          <table:table-cell table:style-name="ce1" table:formula="of:=IMDIV([.E18];[.E19])" office:value-type="string" office:string-value="2.6008499481354" calcext:value-type="string">
            <text:p>2.6008499481354</text:p>
          </table:table-cell>
          <table:table-cell table:style-name="ce1" table:formula="of:=IMDIV([.F18];[.F19])" office:value-type="string" office:string-value="3.04269331071629" calcext:value-type="string">
            <text:p>3.04269331071629</text:p>
          </table:table-cell>
          <table:table-cell table:style-name="ce1" table:formula="of:=IMDIV([.G18];[.G19])" office:value-type="string" office:string-value="3.34169255390386" calcext:value-type="string">
            <text:p>3.34169255390386</text:p>
          </table:table-cell>
          <table:table-cell table:style-name="ce1" table:formula="of:=IMDIV([.H18];[.H19])" office:value-type="string" office:string-value="3.50134617084479" calcext:value-type="string">
            <text:p>3.50134617084479</text:p>
          </table:table-cell>
          <table:table-cell table:style-name="ce1" table:formula="of:=IMDIV([.I18];[.I19])" office:value-type="string" office:string-value="3.7243008125302" calcext:value-type="string">
            <text:p>3.7243008125302</text:p>
          </table:table-cell>
          <table:table-cell table:style-name="ce1" table:formula="of:=IMDIV([.J18];[.J19])" office:value-type="string" office:string-value="3.47340721408662" calcext:value-type="string">
            <text:p>3.47340721408662</text:p>
          </table:table-cell>
          <table:table-cell table:style-name="ce1" table:formula="of:=IMDIV([.K18];[.K19])" office:value-type="string" office:string-value="3.25300232236116" calcext:value-type="string">
            <text:p>3.253002322361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ntel(R) Xeon(R) Gold 6126 CPU @ 2.60GHz (Skylak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 Prefetch Cycles</text:p>
          </table:table-cell>
          <table:table-cell office:value-type="float" office:value="1652445040" calcext:value-type="float">
            <text:p>1652445040</text:p>
          </table:table-cell>
          <table:table-cell office:value-type="float" office:value="2884464503" calcext:value-type="float">
            <text:p>2884464503</text:p>
          </table:table-cell>
          <table:table-cell office:value-type="float" office:value="4464991833" calcext:value-type="float">
            <text:p>4464991833</text:p>
          </table:table-cell>
          <table:table-cell office:value-type="float" office:value="6380719608" calcext:value-type="float">
            <text:p>6380719608</text:p>
          </table:table-cell>
          <table:table-cell office:value-type="float" office:value="6967928339" calcext:value-type="float">
            <text:p>6967928339</text:p>
          </table:table-cell>
          <table:table-cell office:value-type="float" office:value="7482511195" calcext:value-type="float">
            <text:p>7482511195</text:p>
          </table:table-cell>
          <table:table-cell office:value-type="float" office:value="12239668756" calcext:value-type="float">
            <text:p>12239668756</text:p>
          </table:table-cell>
          <table:table-cell office:value-type="float" office:value="12711875713" calcext:value-type="float">
            <text:p>12711875713</text:p>
          </table:table-cell>
          <table:table-cell office:value-type="float" office:value="13161701961" calcext:value-type="float">
            <text:p>13161701961</text:p>
          </table:table-cell>
          <table:table-cell office:value-type="float" office:value="13654914595" calcext:value-type="float">
            <text:p>13654914595</text:p>
          </table:table-cell>
        </table:table-row>
        <table:table-row table:style-name="ro1">
          <table:table-cell office:value-type="string" calcext:value-type="string">
            <text:p>Prefetch Cycles</text:p>
          </table:table-cell>
          <table:table-cell office:value-type="float" office:value="1381021263" calcext:value-type="float">
            <text:p>1381021263</text:p>
          </table:table-cell>
          <table:table-cell office:value-type="float" office:value="1412191381" calcext:value-type="float">
            <text:p>1412191381</text:p>
          </table:table-cell>
          <table:table-cell office:value-type="float" office:value="1479378845" calcext:value-type="float">
            <text:p>1479378845</text:p>
          </table:table-cell>
          <table:table-cell office:value-type="float" office:value="1512462722" calcext:value-type="float">
            <text:p>1512462722</text:p>
          </table:table-cell>
          <table:table-cell office:value-type="float" office:value="1651873782" calcext:value-type="float">
            <text:p>1651873782</text:p>
          </table:table-cell>
          <table:table-cell office:value-type="float" office:value="1949316398" calcext:value-type="float">
            <text:p>1949316398</text:p>
          </table:table-cell>
          <table:table-cell office:value-type="float" office:value="2240875119" calcext:value-type="float">
            <text:p>2240875119</text:p>
          </table:table-cell>
          <table:table-cell office:value-type="float" office:value="2551255081" calcext:value-type="float">
            <text:p>2551255081</text:p>
          </table:table-cell>
          <table:table-cell office:value-type="float" office:value="2906680294" calcext:value-type="float">
            <text:p>2906680294</text:p>
          </table:table-cell>
          <table:table-cell office:value-type="float" office:value="3326977445" calcext:value-type="float">
            <text:p>3326977445</text:p>
          </table:table-cell>
        </table:table-row>
        <table:table-row table:style-name="ro1">
          <table:table-cell table:style-name="ce1" office:value-type="string" calcext:value-type="string">
            <text:p>Performance Speedup</text:p>
          </table:table-cell>
          <table:table-cell table:style-name="ce1" table:formula="of:=IMDIV([.B23];[.B24])" office:value-type="string" office:string-value="1.19653844895218" calcext:value-type="string">
            <text:p>1.19653844895218</text:p>
          </table:table-cell>
          <table:table-cell table:style-name="ce1" table:formula="of:=IMDIV([.C23];[.C24])" office:value-type="string" office:string-value="2.04254504156331" calcext:value-type="string">
            <text:p>2.04254504156331</text:p>
          </table:table-cell>
          <table:table-cell table:style-name="ce1" table:formula="of:=IMDIV([.D23];[.D24])" office:value-type="string" office:string-value="3.01815309046142" calcext:value-type="string">
            <text:p>3.01815309046142</text:p>
          </table:table-cell>
          <table:table-cell table:style-name="ce1" table:formula="of:=IMDIV([.E23];[.E24])" office:value-type="string" office:string-value="4.21876157024384" calcext:value-type="string">
            <text:p>4.21876157024384</text:p>
          </table:table-cell>
          <table:table-cell table:style-name="ce1" table:formula="of:=IMDIV([.F23];[.F24])" office:value-type="string" office:string-value="4.21819658071188" calcext:value-type="string">
            <text:p>4.21819658071188</text:p>
          </table:table-cell>
          <table:table-cell table:style-name="ce1" table:formula="of:=IMDIV([.G23];[.G24])" office:value-type="string" office:string-value="3.83853088327634" calcext:value-type="string">
            <text:p>3.83853088327634</text:p>
          </table:table-cell>
          <table:table-cell table:style-name="ce1" table:formula="of:=IMDIV([.H23];[.H24])" office:value-type="string" office:string-value="5.46200395203728" calcext:value-type="string">
            <text:p>5.46200395203728</text:p>
          </table:table-cell>
          <table:table-cell table:style-name="ce1" table:formula="of:=IMDIV([.I23];[.I24])" office:value-type="string" office:string-value="4.98259692167567" calcext:value-type="string">
            <text:p>4.98259692167567</text:p>
          </table:table-cell>
          <table:table-cell table:style-name="ce1" table:formula="of:=IMDIV([.J23];[.J24])" office:value-type="string" office:string-value="4.52808724377721" calcext:value-type="string">
            <text:p>4.52808724377721</text:p>
          </table:table-cell>
          <table:table-cell table:style-name="ce1" table:formula="of:=IMDIV([.K23];[.K24])" office:value-type="string" office:string-value="4.10430032085775" calcext:value-type="string">
            <text:p>4.10430032085775</text:p>
          </table:table-cell>
        </table:table-row>
      </table:table>
      <table:table table:name="L1 Mshrs " table:style-name="ta1">
        <table:table-column table:style-name="co5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string" calcext:value-type="string">
            <text:p><text:s/>H0</text:p>
          </table:table-cell>
          <table:table-cell office:value-type="string" calcext:value-type="string">
            <text:p><text:s/>H1</text:p>
          </table:table-cell>
          <table:table-cell office:value-type="string" calcext:value-type="string">
            <text:p><text:s/>H2</text:p>
          </table:table-cell>
          <table:table-cell office:value-type="string" calcext:value-type="string">
            <text:p><text:s/>H3</text:p>
          </table:table-cell>
          <table:table-cell office:value-type="string" calcext:value-type="string">
            <text:p><text:s/>H4</text:p>
          </table:table-cell>
          <table:table-cell office:value-type="string" calcext:value-type="string">
            <text:p><text:s/>H5</text:p>
          </table:table-cell>
          <table:table-cell office:value-type="string" calcext:value-type="string">
            <text:p><text:s/>H6</text:p>
          </table:table-cell>
          <table:table-cell office:value-type="string" calcext:value-type="string">
            <text:p><text:s/>H7</text:p>
          </table:table-cell>
          <table:table-cell office:value-type="string" calcext:value-type="string">
            <text:p><text:s/>H8</text:p>
          </table:table-cell>
          <table:table-cell office:value-type="string" calcext:value-type="string">
            <text:p><text:s/>H9</text:p>
          </table:table-cell>
        </table:table-row>
        <table:table-row table:style-name="ro2">
          <table:table-cell table:style-name="ce3" office:value-type="string" calcext:value-type="string">
            <text:p>AMD EPYC 7763 64-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D Zen 3 Non-Prefetch L1 Avg MLP</text:p>
          </table:table-cell>
          <table:table-cell office:value-type="float" office:value="3.749752" calcext:value-type="float">
            <text:p>3.749752</text:p>
          </table:table-cell>
          <table:table-cell office:value-type="float" office:value="2.181097" calcext:value-type="float">
            <text:p>2.181097</text:p>
          </table:table-cell>
          <table:table-cell office:value-type="float" office:value="1.333247" calcext:value-type="float">
            <text:p>1.333247</text:p>
          </table:table-cell>
          <table:table-cell office:value-type="float" office:value="0.770894" calcext:value-type="float">
            <text:p>0.770894</text:p>
          </table:table-cell>
          <table:table-cell office:value-type="float" office:value="0.578513" calcext:value-type="float">
            <text:p>0.578513</text:p>
          </table:table-cell>
          <table:table-cell office:value-type="float" office:value="0.452897" calcext:value-type="float">
            <text:p>0.452897</text:p>
          </table:table-cell>
          <table:table-cell office:value-type="float" office:value="0.341196" calcext:value-type="float">
            <text:p>0.341196</text:p>
          </table:table-cell>
          <table:table-cell office:value-type="float" office:value="0.238849" calcext:value-type="float">
            <text:p>0.238849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0.005967" calcext:value-type="float">
            <text:p>0.005967</text:p>
          </table:table-cell>
        </table:table-row>
        <table:table-row table:style-name="ro1">
          <table:table-cell office:value-type="string" calcext:value-type="string">
            <text:p>AMD Zen 3 Prefetch Cycles L1 Avg MLP</text:p>
          </table:table-cell>
          <table:table-cell office:value-type="float" office:value="6.95083" calcext:value-type="float">
            <text:p>6.95083</text:p>
          </table:table-cell>
          <table:table-cell office:value-type="float" office:value="7.798746" calcext:value-type="float">
            <text:p>7.798746</text:p>
          </table:table-cell>
          <table:table-cell office:value-type="float" office:value="5.718782" calcext:value-type="float">
            <text:p>5.718782</text:p>
          </table:table-cell>
          <table:table-cell office:value-type="float" office:value="4.228138" calcext:value-type="float">
            <text:p>4.228138</text:p>
          </table:table-cell>
          <table:table-cell office:value-type="float" office:value="2.831529" calcext:value-type="float">
            <text:p>2.831529</text:p>
          </table:table-cell>
          <table:table-cell office:value-type="float" office:value="1.925893" calcext:value-type="float">
            <text:p>1.925893</text:p>
          </table:table-cell>
          <table:table-cell office:value-type="float" office:value="1.784235" calcext:value-type="float">
            <text:p>1.784235</text:p>
          </table:table-cell>
          <table:table-cell office:value-type="float" office:value="1.48249" calcext:value-type="float">
            <text:p>1.48249</text:p>
          </table:table-cell>
          <table:table-cell office:value-type="float" office:value="1.176202" calcext:value-type="float">
            <text:p>1.176202</text:p>
          </table:table-cell>
          <table:table-cell office:value-type="float" office:value="1.020527" calcext:value-type="float">
            <text:p>1.020527</text:p>
          </table:table-cell>
        </table:table-row>
      </table:table>
      <table:table table:name="L2 Mshr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2:32:20.011872337</meta:creation-date>
    <meta:generator>LibreOffice/7.3.7.2$Linux_X86_64 LibreOffice_project/30$Build-2</meta:generator>
    <dc:date>2024-10-10T13:13:23.377603030</dc:date>
    <meta:editing-duration>PT40M59S</meta:editing-duration>
    <meta:editing-cycles>13</meta:editing-cycles>
    <meta:document-statistic meta:table-count="4" meta:cell-count="600" meta:object-count="0"/>
  </office:meta>
</office:document-meta>
</file>